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7.3799in" fo:margin-left="0.003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0.6875in" fo:background-color="transparent" fo:keep-together="auto">
        <style:background-image/>
      </style:table-row-properties>
    </style:style>
    <style:style style:name="Table1.A8" style:family="table-cell">
      <style:table-cell-properties style:vertical-align="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officeooo:paragraph-rsid="000ff5d5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1daf9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1f2876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rsid="001daf9a" officeooo:paragraph-rsid="001daf9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officeooo:paragraph-rsid="001daf9a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ff5d5" officeooo:paragraph-rsid="000ff5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c6bc1" officeooo:paragraph-rsid="001c6bc1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0816b" officeooo:paragraph-rsid="0010816b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fo:font-weight="bold" officeooo:paragraph-rsid="00077a58" style:letter-kerning="false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fo:font-weight="bold" officeooo:paragraph-rsid="001f2876" style:letter-kerning="false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15c029" style:letter-kerning="false" style:language-asian="ru" style:country-asian="RU" style:language-complex="ar" style:country-complex="SA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1daf9a" style:letter-kerning="false" style:language-asian="ru" style:country-asian="RU" style:language-complex="ar" style:country-complex="SA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1f2876" style:letter-kerning="false" style:language-asian="ru" style:country-asian="RU" style:language-complex="ar" style:country-complex="SA"/>
    </style:style>
    <style:style style:name="P2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rsid="001daf9a" officeooo:paragraph-rsid="001daf9a" style:letter-kerning="false" style:language-asian="ru" style:country-asian="RU" style:language-complex="ar" style:country-complex="SA"/>
    </style:style>
    <style:style style:name="P26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8a424" style:font-size-asian="12pt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bc2f4" style:font-size-asian="12pt" style:font-name-complex="Times New Roman1" style:font-size-complex="12pt"/>
    </style:style>
    <style:style style:name="P28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0816b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style:font-name="Consolas" fo:font-size="12pt" fo:language="en" fo:country="US" fo:font-weight="bold" officeooo:paragraph-rsid="0015c029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bc2f4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0816b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0816b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bc2f4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bc2f4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10816b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1daf9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1f2876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daf9a" officeooo:paragraph-rsid="001daf9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daf9a" officeooo:paragraph-rsid="001f2876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4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daf9a" officeooo:paragraph-rsid="0022b31b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41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officeooo:paragraph-rsid="0015c029"/>
    </style:style>
    <style:style style:name="P42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officeooo:paragraph-rsid="00210d67"/>
    </style:style>
    <style:style style:name="P43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officeooo:paragraph-rsid="0018a424"/>
    </style:style>
    <style:style style:name="P44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22b513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4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240c3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4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4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officeooo:paragraph-rsid="00077a58" style:letter-kerning="false" style:font-size-asian="10pt" style:language-asian="ru" style:country-asian="RU" style:font-name-complex="Courier New" style:font-size-complex="10pt" style:language-complex="ar" style:country-complex="SA"/>
    </style:style>
    <style:style style:name="P49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8a424" style:font-size-asian="12pt" style:font-weight-asian="bold" style:font-name-complex="Times New Roman1" style:font-size-complex="12pt" style:font-weight-complex="bold"/>
    </style:style>
    <style:style style:name="P50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bc2f4" style:font-size-asian="12pt" style:font-weight-asian="bold" style:font-name-complex="Times New Roman1" style:font-size-complex="12pt" style:font-weight-complex="bold"/>
    </style:style>
    <style:style style:name="P51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0ff5d5" style:font-size-asian="12pt" style:font-name-complex="Times New Roman1" style:font-size-complex="12pt"/>
    </style:style>
    <style:style style:name="P52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1bc2f4" officeooo:paragraph-rsid="001bc2f4" style:font-size-asian="12pt" style:font-name-complex="Times New Roman1" style:font-size-complex="12pt"/>
    </style:style>
    <style:style style:name="P53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1c6bc1" officeooo:paragraph-rsid="001c6bc1" style:font-size-asian="12pt" style:font-name-complex="Times New Roman1" style:font-size-complex="12pt"/>
    </style:style>
    <style:style style:name="P54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13e503" officeooo:paragraph-rsid="0013e503" style:font-size-asian="12pt" style:font-name-complex="Times New Roman1" style:font-size-complex="12pt"/>
    </style:style>
    <style:style style:name="P55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fo:font-weight="normal" officeooo:rsid="001bc2f4" officeooo:paragraph-rsid="001bc2f4" style:font-size-asian="12pt" style:font-weight-asian="normal" style:font-name-complex="Times New Roman1" style:font-size-complex="12pt" style:font-weight-complex="normal"/>
    </style:style>
    <style:style style:name="P56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officeooo:paragraph-rsid="001c6bc1"/>
    </style:style>
    <style:style style:name="P57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officeooo:rsid="001c6bc1" officeooo:paragraph-rsid="001c6bc1"/>
    </style:style>
    <style:style style:name="P58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c6bc1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59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daf9a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60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6c12c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Times New Roman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5" style:family="text">
      <style:text-properties style:font-name="Times New Roman" fo:font-size="10pt" fo:language="en" fo:country="US" fo:font-weight="bold" officeooo:rsid="0015c029" style:font-size-asian="10pt" style:font-weight-asian="bold" style:font-name-complex="Times New Roman1" style:font-size-complex="10pt" style:font-weight-complex="bold"/>
    </style:style>
    <style:style style:name="T6" style:family="text">
      <style:text-properties style:font-name="Times New Roman" officeooo:rsid="0015c029"/>
    </style:style>
    <style:style style:name="T7" style:family="text">
      <style:text-properties style:font-name="Times New Roman" fo:language="ru" fo:country="RU" fo:font-weight="normal" officeooo:rsid="0015c029" style:font-weight-asian="normal" style:font-weight-complex="normal"/>
    </style:style>
    <style:style style:name="T8" style:family="text">
      <style:text-properties style:font-name="Times New Roman" fo:language="ru" fo:country="RU" officeooo:rsid="0015c029"/>
    </style:style>
    <style:style style:name="T9" style:family="text">
      <style:text-properties style:font-name="Consolas" fo:font-size="12pt" style:font-size-asian="12pt" style:font-name-complex="Times New Roman1" style:font-size-complex="12pt"/>
    </style:style>
    <style:style style:name="T10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11" style:family="text">
      <style:text-properties style:font-name="Consolas" fo:font-size="10pt" fo:language="en" fo:country="US" style:font-size-asian="10pt" style:font-size-complex="10pt"/>
    </style:style>
    <style:style style:name="T12" style:family="text">
      <style:text-properties style:font-name="Consolas" fo:font-size="10pt" fo:language="en" fo:country="US" style:font-size-asian="10pt" style:font-name-complex="Courier New" style:font-size-complex="10pt"/>
    </style:style>
    <style:style style:name="T13" style:family="text">
      <style:text-properties style:font-name="Consolas" fo:font-size="10pt" fo:language="en" fo:country="US" officeooo:rsid="0015c029" style:font-size-asian="10pt" style:font-name-complex="Courier New" style:font-size-complex="10pt"/>
    </style:style>
    <style:style style:name="T14" style:family="text">
      <style:text-properties style:font-name="Consolas" fo:font-size="10pt" fo:language="en" fo:country="US" officeooo:rsid="001daf9a" style:font-size-asian="10pt" style:font-name-complex="Courier New" style:font-size-complex="10pt"/>
    </style:style>
    <style:style style:name="T15" style:family="text">
      <style:text-properties style:font-name="Consolas" fo:font-size="10pt" fo:language="en" fo:country="US" officeooo:rsid="001f2876" style:font-size-asian="10pt" style:font-name-complex="Courier New" style:font-size-complex="10pt"/>
    </style:style>
    <style:style style:name="T16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17" style:family="text">
      <style:text-properties style:font-name="Consolas" fo:font-size="10pt" fo:language="en" fo:country="US" officeooo:rsid="001daf9a" style:font-size-asian="10pt" style:font-name-complex="Times New Roman1" style:font-size-complex="10pt"/>
    </style:style>
    <style:style style:name="T18" style:family="text">
      <style:text-properties style:font-name="Consolas" fo:font-size="10pt" fo:language="en" fo:country="US" fo:font-weight="normal" officeooo:rsid="0010816b" style:font-size-asian="10pt" style:font-weight-asian="normal" style:font-size-complex="10pt" style:font-weight-complex="normal"/>
    </style:style>
    <style:style style:name="T19" style:family="text">
      <style:text-properties style:font-name="Consolas" fo:font-size="10pt" fo:language="ru" fo:country="RU" fo:font-weight="normal" style:font-size-asian="10pt" style:font-weight-asian="normal" style:font-name-complex="Times New Roman1" style:font-size-complex="10pt" style:font-weight-complex="normal"/>
    </style:style>
    <style:style style:name="T20" style:family="text">
      <style:text-properties style:font-name="Consolas" fo:font-size="10pt" fo:language="ru" fo:country="RU" fo:font-weight="normal" officeooo:rsid="0015c029" style:font-size-asian="10pt" style:font-weight-asian="normal" style:font-name-complex="Times New Roman1" style:font-size-complex="10pt" style:font-weight-complex="normal"/>
    </style:style>
    <style:style style:name="T21" style:family="text">
      <style:text-properties style:font-name="Consolas" fo:font-weight="bold" officeooo:rsid="0015c029" style:font-weight-asian="bold" style:font-weight-complex="bold"/>
    </style:style>
    <style:style style:name="T22" style:family="text">
      <style:text-properties style:font-name="Consolas" fo:font-weight="normal" officeooo:rsid="001daf9a" style:font-weight-asian="normal" style:font-weight-complex="normal"/>
    </style:style>
    <style:style style:name="T23" style:family="text">
      <style:text-properties style:font-name="Consolas" fo:font-weight="normal" officeooo:rsid="001daf9a" style:font-weight-asian="normal" style:font-name-complex="Courier New" style:font-weight-complex="normal"/>
    </style:style>
    <style:style style:name="T24" style:family="text">
      <style:text-properties fo:font-variant="normal" fo:text-transform="none" style:font-name="Times New Roman" fo:font-size="12pt" fo:font-style="normal" fo:font-weight="bold" officeooo:rsid="001af595" style:font-size-asian="12pt" style:font-weight-asian="bold" style:font-name-complex="Times New Roman1" style:font-size-complex="12pt" style:font-weight-complex="bold"/>
    </style:style>
    <style:style style:name="T25" style:family="text">
      <style:text-properties fo:font-variant="normal" fo:text-transform="none" fo:color="#000000" loext:opacity="100%" style:font-name="Times New Roman" fo:font-size="12pt" fo:font-style="normal" fo:font-weight="bold" officeooo:rsid="001af595" style:font-size-asian="12pt" style:font-weight-asian="bold" style:font-name-complex="Times New Roman1" style:font-size-complex="12pt" style:font-weight-complex="bold"/>
    </style:style>
    <style:style style:name="T26" style:family="text">
      <style:text-properties fo:font-variant="normal" fo:text-transform="none" fo:color="#000000" loext:opacity="100%" style:font-name="Times New Roman" fo:font-size="12pt" fo:font-style="normal" fo:font-weight="normal" officeooo:rsid="001af595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2pt" fo:font-style="normal" fo:font-weight="normal" officeooo:rsid="001b7200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Times New Roman" fo:font-size="12pt" fo:font-style="normal" fo:font-weight="normal" officeooo:rsid="00210d67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3e503" style:font-weight-asian="normal" style:font-weight-complex="normal"/>
    </style:style>
    <style:style style:name="T31" style:family="text">
      <style:text-properties fo:font-weight="normal" officeooo:rsid="00121070" style:font-weight-asian="normal" style:font-weight-complex="normal"/>
    </style:style>
    <style:style style:name="T32" style:family="text">
      <style:text-properties fo:font-weight="normal" officeooo:rsid="001bc2f4" style:font-weight-asian="normal" style:font-weight-complex="normal"/>
    </style:style>
    <style:style style:name="T33" style:family="text">
      <style:text-properties fo:font-weight="normal" officeooo:rsid="001c6bc1" style:font-weight-asian="normal" style:font-weight-complex="normal"/>
    </style:style>
    <style:style style:name="T34" style:family="text"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35" style:family="text">
      <style:text-properties fo:color="#000000" loext:opacity="100%" style:font-name="Consolas" fo:font-size="12pt" fo:language="en" fo:country="US" fo:font-weight="bold" officeooo:rsid="001bc2f4" style:font-size-asian="12pt" style:font-weight-asian="bold" style:font-name-complex="Times New Roman1" style:font-size-complex="12pt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bc2f4" style:font-weight-asian="bold" style:font-weight-complex="bold"/>
    </style:style>
    <style:style style:name="T38" style:family="text">
      <style:text-properties officeooo:rsid="0015c029"/>
    </style:style>
    <style:style style:name="T39" style:family="text">
      <style:text-properties fo:language="ru" fo:country="RU" fo:font-weight="normal" style:font-weight-asian="normal" style:font-weight-complex="normal"/>
    </style:style>
    <style:style style:name="T40" style:family="text">
      <style:text-properties fo:language="ru" fo:country="RU" fo:font-weight="normal" officeooo:rsid="0015c029" style:font-weight-asian="normal" style:font-weight-complex="normal"/>
    </style:style>
    <style:style style:name="T41" style:family="text">
      <style:text-properties fo:language="ru" fo:country="RU" fo:font-weight="normal" officeooo:rsid="0022b31b" style:font-weight-asian="normal" style:font-weight-complex="normal"/>
    </style:style>
    <style:style style:name="T42" style:family="text">
      <style:text-properties officeooo:rsid="001bc2f4"/>
    </style:style>
    <style:style style:name="T43" style:family="text">
      <style:text-properties officeooo:rsid="001c6bc1"/>
    </style:style>
    <style:style style:name="T44" style:family="text">
      <style:text-properties fo:font-size="12pt" style:font-size-asian="12pt" style:font-name-complex="Times New Roman1" style:font-size-complex="12pt"/>
    </style:style>
    <style:style style:name="T45" style:family="text">
      <style:text-properties fo:font-size="12pt" officeooo:rsid="001c6bc1" style:font-size-asian="12pt" style:font-name-complex="Times New Roman1" style:font-size-complex="12pt"/>
    </style:style>
    <style:style style:name="T46" style:family="text">
      <style:text-properties fo:font-size="12pt" fo:font-weight="normal" style:font-size-asian="12pt" style:font-weight-asian="normal" style:font-name-complex="Times New Roman1" style:font-size-complex="12pt" style:font-weight-complex="normal"/>
    </style:style>
    <style:style style:name="T47" style:family="text">
      <style:text-properties fo:font-size="12pt" fo:font-weight="normal" officeooo:rsid="001bc2f4" style:font-size-asian="12pt" style:font-weight-asian="normal" style:font-name-complex="Times New Roman1" style:font-size-complex="12pt" style:font-weight-complex="normal"/>
    </style:style>
    <style:style style:name="T48" style:family="text">
      <style:text-properties fo:font-size="12pt" fo:font-weight="normal" officeooo:rsid="0013e503" style:font-size-asian="12pt" style:font-weight-asian="normal" style:font-name-complex="Times New Roman1" style:font-size-complex="12pt" style:font-weight-complex="normal"/>
    </style:style>
    <style:style style:name="T49" style:family="text">
      <style:text-properties officeooo:rsid="001daf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42"><text:span text:style-name="T25">[</text:span><text:span text:style-name="T24">CNT-LOC-MAX</text:span><text:span text:style-name="T25">]</text:span><text:span text:style-name="T26">. Реализовать программу </text:span><text:span text:style-name="T27">р</text:span><text:span text:style-name="T26">ассчит</text:span><text:span text:style-name="T28">ывающую</text:span><text:span text:style-name="T26"> количество локальных максимумов </text:span><text:span text:style-name="T28">в матрице записанной в файле</text:span></text:p>
      <text:p text:style-name="P7">Детальные требования</text:p>
      <text:list xml:id="list1615457343" text:style-name="WWNum17">
        <text:list-item>
          <text:p text:style-name="P51"><text:span text:style-name="T42">Параметры командной строки должны быть заданы корректно</text:span>:</text:p>
          <text:list>
            <text:list-item>
              <text:p text:style-name="P55">Если количество параметров командной строки не равно 3, то программа завершается с кодом возврата 1</text:p>
            </text:list-item>
            <text:list-item>
              <text:p text:style-name="P52"><text:span text:style-name="T29">Если первый параметр командной строки не равен 1 или 2, то программа завершается с </text:span><text:span text:style-name="T30">кодом возврата 1 и соответствующим сообщением об ошибке в стандартном потоке ошибок</text:span></text:p>
            </text:list-item>
          </text:list>
        </text:list-item>
        <text:list-item>
          <text:p text:style-name="P56"><text:span text:style-name="T45">Содержимое файла должно соответствовать матрице</text:span><text:span text:style-name="T44">:</text:span></text:p>
          <text:list>
            <text:list-item>
              <text:p text:style-name="P57"><text:span text:style-name="T44">Если файл пуст, то </text:span><text:span text:style-name="T47">программа завершается с </text:span><text:span text:style-name="T48">кодом возврата </text:span><text:span text:style-name="T46">2</text:span><text:span text:style-name="T48"> и соответствующим сообщением об ошибке в стандартном потоке ошибок</text:span></text:p>
            </text:list-item>
            <text:list-item>
              <text:p text:style-name="P53">Если количество элементов в матрице меньше произведения количества строк на количество столбцов, то <text:span text:style-name="T32">программа завершается с </text:span><text:span text:style-name="T30">кодом возврата </text:span><text:span text:style-name="T29">2</text:span></text:p>
            </text:list-item>
            <text:list-item>
              <text:p text:style-name="P53"><text:span text:style-name="T30">В</text:span><text:span text:style-name="T29">се элементы из файла, включая количество строк и столбцов являются числами. Если хотя бы один из элементов в файле не является числом, то </text:span><text:span text:style-name="T32">программа завершается с </text:span><text:span text:style-name="T30">кодом возврата </text:span><text:span text:style-name="T29">2</text:span><text:span text:style-name="T30"> и соответствующим сообщением об ошибке в стандартном потоке ошибок</text:span></text:p>
            </text:list-item>
          </text:list>
        </text:list-item>
        <text:list-item>
          <text:p text:style-name="P54">Размер <text:span text:style-name="T43">матрицы</text:span> и элементы заданы корректно:</text:p>
          <text:list>
            <text:list-item>
              <text:p text:style-name="P54">Если размер <text:span text:style-name="T43">матрицы</text:span> и элементы заданы корректно, то программа должна завершится <text:span text:style-name="T31">с выводом в консоль сообщения, </text:span><text:span text:style-name="T29">содержащего количество </text:span><text:span text:style-name="T33">локальных максимумов</text:span><text:span text:style-name="T31"> и кодом возврата 0</text:span></text:p>
            </text:list-item>
          </text:list>
        </text:list-item>
      </text:list>
      <text:p text:style-name="P6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14">Описание</text:p>
          </table:table-cell>
          <table:table-cell table:style-name="Table1.A1" office:value-type="string">
            <text:p text:style-name="P14">Результат</text:p>
          </table:table-cell>
        </table:table-row>
        <table:table-row table:style-name="Table1.1">
          <table:table-cell table:style-name="Table1.A1" office:value-type="string">
            <text:p text:style-name="P16">1.1</text:p>
          </table:table-cell>
          <table:table-cell table:style-name="Table1.A1" office:value-type="string">
            <text:list xml:id="list2548149154255" text:continue-numbering="true" text:style-name="WWNum17">
              <text:list-item>
                <text:list>
                  <text:list-header>
                    <text:p text:style-name="P58">Если количество параметров командной строки не равно 3, то программа завершается с кодом возврата 1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2">ARGV: </text:p>
            <text:p text:style-name="P21"><text:span text:style-name="T12"><text:s text:c="2"/></text:span><text:span text:style-name="T14">1 abc input.txt output.txt</text:span></text:p>
            <text:p text:style-name="P8">Expected:</text:p>
            <text:p text:style-name="P47"><text:s text:c="2"/></text:p>
            <text:p text:style-name="P25"><text:span text:style-name="T5">e</text:span><text:span text:style-name="T4">xit code:</text:span><text:span text:style-name="T19"> 1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38">1</text:span>.<text:span text:style-name="T38">2</text:span> </text:p>
          </table:table-cell>
          <table:table-cell table:style-name="Table1.A1" office:value-type="string">
            <text:list xml:id="list2547918594579" text:continue-numbering="true" text:style-name="WWNum17">
              <text:list-item>
                <text:list>
                  <text:list-header>
                    <text:p text:style-name="P59">Если первый параметр командной строки не равен 1 или 2, то программа завершается с кодом возврата 1 и соответствующим сообщением об ошибке в стандартном потоке ошибок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46"><text:span text:style-name="T49">ARGV</text:span>:</text:p>
            <text:p text:style-name="P13"><text:span text:style-name="T21"><text:s text:c="2"/></text:span><text:span text:style-name="T22">3 </text:span><text:span text:style-name="T23">input.txt output.txt</text:span></text:p>
            <text:p text:style-name="P10">Expected:</text:p>
            <text:p text:style-name="P23"><text:span text:style-name="T16"><text:s text:c="2"/>First param must be only numbe</text:span><text:span text:style-name="T17">r</text:span></text:p>
            <text:p text:style-name="P25"><text:span text:style-name="T5">exit code:</text:span><text:span text:style-name="T20"> 1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38">2</text:span>.1</text:p>
          </table:table-cell>
          <table:table-cell table:style-name="Table1.A1" office:value-type="string">
            <text:list xml:id="list2547325196623" text:continue-numbering="true" text:style-name="WWNum17">
              <text:list-item>
                <text:list>
                  <text:list-header>
                    <text:p text:style-name="P59">Если файл пуст, то программа завершается с кодом возврата 2 и соответствующим сообщением об ошибке в стандартном потоке ошибок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9"><text:span text:style-name="T49">Input file</text:span>:</text:p>
            <text:p text:style-name="P48"><text:s text:c="2"/></text:p>
            <text:p text:style-name="P9">Expected:</text:p>
            <text:p text:style-name="P35"><text:s text:c="2"/><text:span text:style-name="T40">File is empty</text:span></text:p>
            <text:p text:style-name="P38"><text:span text:style-name="T6">exit code:</text:span><text:span text:style-name="T40"> </text:span><text:span text:style-name="T39">2</text:span></text:p>
          </table:table-cell>
        </table:table-row>
        <table:table-row table:style-name="Table1.5">
          <table:table-cell table:style-name="Table1.A1" office:value-type="string">
            <text:p text:style-name="P17">2.2</text:p>
          </table:table-cell>
          <table:table-cell table:style-name="Table1.B5" office:value-type="string">
            <text:list xml:id="list2547801021792" text:continue-numbering="true" text:style-name="WWNum17">
              <text:list-item>
                <text:list>
                  <text:list-header>
                    <text:p text:style-name="P59">Если количество элементов в матрице меньше произведения количества строк на количество столбцов, то программа завершается с кодом возврата 2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<text:span text:style-name="T49">Input file</text:span>:</text:p>
            <text:p text:style-name="P23"><text:span text:style-name="T12"><text:s text:c="2"/></text:span><text:span text:style-name="T14">2 3 1 2 3 4 5</text:span></text:p>
            <text:p text:style-name="P10">Expected:</text:p>
            <text:p text:style-name="P36"><text:s text:c="2"/></text:p>
            <text:p text:style-name="P38"><text:span text:style-name="T8">exit code</text:span><text:span text:style-name="T7">:</text:span><text:span text:style-name="T40"> 2</text:span></text:p>
          </table:table-cell>
        </table:table-row>
        <table:table-row table:style-name="Table1.1">
          <table:table-cell table:style-name="Table1.A1" office:value-type="string">
            <text:p text:style-name="P17">2.3</text:p>
          </table:table-cell>
          <table:table-cell table:style-name="Table1.A1" office:value-type="string">
            <text:list xml:id="list2546209855065" text:continue-numbering="true" text:style-name="WWNum17">
              <text:list-item>
                <text:list>
                  <text:list-header>
                    <text:p text:style-name="P59">Все элементы из файла, включая количество строк и столбцов являются числами. Если хотя бы один из элементов в файле не является числом, то программа завершается с кодом возврата 2 и соответствующим сообщением об ошибке в стандартном потоке ошибок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1"><text:span text:style-name="T49">Input file</text:span>:</text:p>
            <text:p text:style-name="P24"><text:span text:style-name="T12"><text:s text:c="2"/></text:span><text:span text:style-name="T14">2 3 1 2 3 </text:span><text:span text:style-name="T15">f </text:span><text:span text:style-name="T14">4 5</text:span></text:p>
            <text:p text:style-name="P11">Expected:</text:p>
            <text:p text:style-name="P37"><text:s text:c="2"/></text:p>
            <text:p text:style-name="P39"><text:span text:style-name="T8">exit code</text:span><text:span text:style-name="T7">:</text:span><text:span text:style-name="T40"> 2</text:span></text:p>
          </table:table-cell>
        </table:table-row>
        <table:table-row table:style-name="Table1.7">
          <table:table-cell table:style-name="Table1.B5" office:value-type="string">
            <text:p text:style-name="P17">3.1</text:p>
          </table:table-cell>
          <table:table-cell table:style-name="Table1.B5" office:value-type="string">
            <text:list xml:id="list2547744455670" text:continue-numbering="true" text:style-name="WWNum17">
              <text:list-item>
                <text:list>
                  <text:list-header>
                    <text:p text:style-name="P59">Если размер матрицы и элементы заданы <text:soft-page-break/>корректно, то программа должна завершится с выводом в консоль сообщения, содержащего количество локальных максимумов и кодом возврата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45"><text:span text:style-name="T49">Input file</text:span>:</text:p>
            <text:p text:style-name="P22"><text:span text:style-name="T12"><text:s text:c="2"/></text:span><text:span text:style-name="T13">3 3 1 7 1 5 1 8 1 9 1</text:span></text:p>
            <text:p text:style-name="P9"><text:soft-page-break/>Expected:</text:p>
            <text:p text:style-name="P19"><text:span text:style-name="T11"><text:s text:c="2"/></text:span><text:span text:style-name="T18">0</text:span></text:p>
            <text:p text:style-name="P40"><text:span text:style-name="T8">exit code:</text:span><text:span text:style-name="T40"> </text:span><text:span text:style-name="T41">0</text:span></text:p>
          </table:table-cell>
        </table:table-row>
        <table:table-row table:style-name="Table1.7">
          <table:table-cell table:style-name="Table1.A8" office:value-type="string">
            <text:p text:style-name="P17"/>
          </table:table-cell>
          <table:table-cell table:style-name="Table1.A8" office:value-type="string">
            <text:list xml:id="list2546612213666" text:continue-numbering="true" text:style-name="WWNum17">
              <text:list-item>
                <text:list>
                  <text:list-header>
                    <text:p text:style-name="P60"/>
                  </text:list-header>
                </text:list>
              </text:list-item>
            </text:list>
          </table:table-cell>
          <table:table-cell table:style-name="Table1.C8" office:value-type="string">
            <text:p text:style-name="P45"><text:span text:style-name="T49">Input file</text:span>:</text:p>
            <text:p text:style-name="P24"><text:span text:style-name="T12"><text:s text:c="2"/></text:span><text:span text:style-name="T13">5 4 1 1 1 1 1 1 9 1 1 8 1 1 1 1 9 1 1 1 1 1</text:span></text:p>
            <text:p text:style-name="P11">Expected:</text:p>
            <text:p text:style-name="P20"><text:span text:style-name="T11"><text:s text:c="2"/></text:span><text:span text:style-name="T18">2</text:span></text:p>
            <text:p text:style-name="P40"><text:span text:style-name="T8">exit code:</text:span><text:span text:style-name="T40"> </text:span><text:span text:style-name="T41">0</text:span></text:p>
          </table:table-cell>
        </table:table-row>
      </table:table>
      <text:p text:style-name="P5"/>
      <text:p text:style-name="P6">Исходные тексты программы</text:p>
      <text:p text:style-name="P41"><text:span text:style-name="T1">Файлы с исходными текстами лабораторной работы (полагаем </text:span><text:span text:style-name="T9">&lt;</text:span><text:span text:style-name="T10">ROOT</text:span><text:span text:style-name="T9">&gt;</text:span><text:span text:style-name="T1"> для папки в котором располагаются исходные тексты):</text:span></text:p>
      <text:p text:style-name="P41"/>
      <text:p text:style-name="P29">./&lt;ROOT&gt;/main.cpp</text:p>
      <text:p text:style-name="P31">#include &lt;limits&gt;</text:p>
      <text:p text:style-name="P32">#include &lt;iostream&gt;</text:p>
      <text:p text:style-name="P32">#include &lt;cstring&gt;</text:p>
      <text:p text:style-name="P32"/>
      <text:p text:style-name="P32">#include "matrix.hpp"</text:p>
      <text:p text:style-name="P32">#include "readFromFile.hpp"</text:p>
      <text:p text:style-name="P32"/>
      <text:p text:style-name="P32">int main(int argc, char ** argv)</text:p>
      <text:p text:style-name="P32">{</text:p>
      <text:p text:style-name="P32"><text:s text:c="2"/>if (argc != 4)</text:p>
      <text:p text:style-name="P32"><text:s text:c="2"/>{</text:p>
      <text:p text:style-name="P32"><text:s text:c="4"/>return 1;</text:p>
      <text:p text:style-name="P32"><text:s text:c="2"/>}</text:p>
      <text:p text:style-name="P32"/>
      <text:p text:style-name="P32"><text:s text:c="2"/>int arrayMode = 0;</text:p>
      <text:p text:style-name="P32"><text:s text:c="2"/>try</text:p>
      <text:p text:style-name="P32"><text:s text:c="2"/>{</text:p>
      <text:p text:style-name="P32"><text:s text:c="4"/>arrayMode = std::stoi(argv[1]);</text:p>
      <text:p text:style-name="P32"><text:s text:c="2"/>}</text:p>
      <text:p text:style-name="P32"><text:s text:c="2"/>catch (const std::logic_error &amp; e)</text:p>
      <text:p text:style-name="P32"><text:s text:c="2"/>{</text:p>
      <text:p text:style-name="P32"><text:s text:c="4"/>std::cerr &lt;&lt; "First param isn't number!\n";</text:p>
      <text:p text:style-name="P32"><text:s text:c="4"/>return 1;</text:p>
      <text:p text:style-name="P32"><text:s text:c="2"/>}</text:p>
      <text:p text:style-name="P32"/>
      <text:p text:style-name="P32"><text:s text:c="2"/>if (((arrayMode != 1) &amp;&amp; (arrayMode != 2)) || (argv[1][1] != 0))</text:p>
      <text:p text:style-name="P32"><text:s text:c="2"/>{</text:p>
      <text:p text:style-name="P32"><text:s text:c="4"/>std::cerr &lt;&lt; "First param must be only number!\n";</text:p>
      <text:p text:style-name="P32"><text:s text:c="4"/>return 1;</text:p>
      <text:p text:style-name="P32"><text:s text:c="2"/>}</text:p>
      <text:p text:style-name="P32"/>
      <text:p text:style-name="P32"><text:s text:c="2"/>std::ifstream inputFile(argv[2]);</text:p>
      <text:p text:style-name="P32"><text:s text:c="2"/>if (!inputFile.is_open())</text:p>
      <text:p text:style-name="P32"><text:s text:c="2"/>{</text:p>
      <text:p text:style-name="P32"><text:s text:c="4"/>return 2;</text:p>
      <text:p text:style-name="P32"><text:s text:c="2"/>}</text:p>
      <text:p text:style-name="P32"/>
      <text:p text:style-name="P32"><text:s text:c="2"/>size_t rows = 0, colums = 0;</text:p>
      <text:p text:style-name="P32"><text:s text:c="2"/>try</text:p>
      <text:p text:style-name="P32"><text:s text:c="2"/>{</text:p>
      <text:p text:style-name="P32"><text:soft-page-break/><text:s text:c="4"/>inputFile &gt;&gt; rows;</text:p>
      <text:p text:style-name="P32"/>
      <text:p text:style-name="P32"><text:s text:c="4"/>if (inputFile.eof())</text:p>
      <text:p text:style-name="P32"><text:s text:c="4"/>{</text:p>
      <text:p text:style-name="P32"><text:s text:c="6"/>std::cerr &lt;&lt; "File is empty!\n";</text:p>
      <text:p text:style-name="P32"><text:s text:c="6"/>return 2;</text:p>
      <text:p text:style-name="P32"><text:s text:c="4"/>}</text:p>
      <text:p text:style-name="P32"/>
      <text:p text:style-name="P32"><text:s text:c="4"/>inputFile &gt;&gt; colums;</text:p>
      <text:p text:style-name="P32"/>
      <text:p text:style-name="P32"><text:s text:c="4"/>if (!inputFile)</text:p>
      <text:p text:style-name="P32"><text:s text:c="4"/>{</text:p>
      <text:p text:style-name="P32"><text:s text:c="6"/>return 2;</text:p>
      <text:p text:style-name="P32"><text:s text:c="4"/>}</text:p>
      <text:p text:style-name="P32"><text:s text:c="2"/>}</text:p>
      <text:p text:style-name="P32"><text:s text:c="2"/>catch (const std::logic_error &amp; e)</text:p>
      <text:p text:style-name="P32"><text:s text:c="2"/>{</text:p>
      <text:p text:style-name="P32"><text:s text:c="4"/>return 2;</text:p>
      <text:p text:style-name="P32"><text:s text:c="2"/>}</text:p>
      <text:p text:style-name="P32"><text:s text:c="2"/>if ((rows == 0) || (colums == 0))</text:p>
      <text:p text:style-name="P32"><text:s text:c="2"/>{</text:p>
      <text:p text:style-name="P32"><text:s text:c="4"/>return (((rows || colums) == 0) ? 0 : 2);</text:p>
      <text:p text:style-name="P32"><text:s text:c="2"/>}</text:p>
      <text:p text:style-name="P32"/>
      <text:p text:style-name="P32"><text:s text:c="2"/>if (rows &gt; (std::numeric_limits&lt; size_t &gt;::max() / colums))</text:p>
      <text:p text:style-name="P32"><text:s text:c="2"/>{</text:p>
      <text:p text:style-name="P32"><text:s text:c="4"/>return 2;</text:p>
      <text:p text:style-name="P32"><text:s text:c="2"/>}</text:p>
      <text:p text:style-name="P32"/>
      <text:p text:style-name="P32"><text:s text:c="2"/>long long int arr2[10000] = {0};</text:p>
      <text:p text:style-name="P32"><text:s text:c="2"/>long long int * array = nullptr;</text:p>
      <text:p text:style-name="P32"/>
      <text:p text:style-name="P32"><text:s text:c="2"/>if (arrayMode == 1)</text:p>
      <text:p text:style-name="P32"><text:s text:c="2"/>{</text:p>
      <text:p text:style-name="P32"><text:s text:c="4"/>array = arr2;</text:p>
      <text:p text:style-name="P32"><text:s text:c="2"/>}</text:p>
      <text:p text:style-name="P32"><text:s text:c="2"/>else</text:p>
      <text:p text:style-name="P32"><text:s text:c="2"/>{</text:p>
      <text:p text:style-name="P32"><text:s text:c="4"/>array = new long long int[rows * colums];</text:p>
      <text:p text:style-name="P32"><text:s text:c="2"/>}</text:p>
      <text:p text:style-name="P32"/>
      <text:p text:style-name="P32"><text:s text:c="2"/>try</text:p>
      <text:p text:style-name="P32"><text:s text:c="2"/>{</text:p>
      <text:p text:style-name="P32"><text:s text:c="4"/>size_t fillIsOk = rebdev::fillTheMatrix(array, rows, colums, inputFile);</text:p>
      <text:p text:style-name="P32"><text:s text:c="4"/>if (fillIsOk &lt; (colums * rows))</text:p>
      <text:p text:style-name="P32"><text:s text:c="4"/>{</text:p>
      <text:p text:style-name="P32"><text:s text:c="6"/>std::cerr &lt;&lt; fillIsOk &lt;&lt; " elements is writing\n";</text:p>
      <text:p text:style-name="P32"><text:s text:c="6"/>if (arrayMode != 1)</text:p>
      <text:p text:style-name="P32"><text:s text:c="6"/>{</text:p>
      <text:p text:style-name="P32"><text:s text:c="8"/>delete [] array;</text:p>
      <text:p text:style-name="P32"><text:s text:c="6"/>}</text:p>
      <text:p text:style-name="P32"><text:s text:c="6"/>return 2;</text:p>
      <text:p text:style-name="P32"><text:s text:c="4"/>}</text:p>
      <text:p text:style-name="P32"><text:soft-page-break/></text:p>
      <text:p text:style-name="P32"><text:s text:c="4"/>std::ofstream outputFile(argv[3]);</text:p>
      <text:p text:style-name="P32"/>
      <text:p text:style-name="P32"><text:s text:c="4"/>if (!outputFile.is_open())</text:p>
      <text:p text:style-name="P32"><text:s text:c="4"/>{</text:p>
      <text:p text:style-name="P32"><text:s text:c="6"/>if (arrayMode != 1)</text:p>
      <text:p text:style-name="P32"><text:s text:c="6"/>{</text:p>
      <text:p text:style-name="P32"><text:s text:c="8"/>delete [] array;</text:p>
      <text:p text:style-name="P32"><text:s text:c="6"/>}</text:p>
      <text:p text:style-name="P32"><text:s text:c="6"/>return 2;</text:p>
      <text:p text:style-name="P32"><text:s text:c="4"/>}</text:p>
      <text:p text:style-name="P32"/>
      <text:p text:style-name="P32"><text:s text:c="4"/>outputFile &lt;&lt; rebdev::findNumberOfLocalMax(array, rows, colums);</text:p>
      <text:p text:style-name="P32"><text:s text:c="4"/>if (arrayMode != 1)</text:p>
      <text:p text:style-name="P32"><text:s text:c="4"/>{</text:p>
      <text:p text:style-name="P32"><text:s text:c="6"/>delete [] array;</text:p>
      <text:p text:style-name="P32"><text:s text:c="4"/>}</text:p>
      <text:p text:style-name="P32"><text:s text:c="2"/>}</text:p>
      <text:p text:style-name="P32"><text:s text:c="2"/>catch (const std::logic_error &amp; e)</text:p>
      <text:p text:style-name="P32"><text:s text:c="2"/>{</text:p>
      <text:p text:style-name="P32"><text:s text:c="4"/>delete [] array;</text:p>
      <text:p text:style-name="P32"><text:s text:c="4"/>return 2;</text:p>
      <text:p text:style-name="P32"><text:s text:c="2"/>}</text:p>
      <text:p text:style-name="P32"/>
      <text:p text:style-name="P32"><text:s text:c="2"/>return 0;</text:p>
      <text:p text:style-name="P32">}</text:p>
      <text:p text:style-name="P49"/>
      <text:p text:style-name="P43"><text:span text:style-name="T34">./&lt;ROOT&gt;/</text:span><text:span text:style-name="T35">matrix.hpp</text:span></text:p>
      <text:p text:style-name="P31">#ifndef MATRIX_HPP</text:p>
      <text:p text:style-name="P32">#define MATRIX_HPP</text:p>
      <text:p text:style-name="P32"/>
      <text:p text:style-name="P32">#include &lt;fstream&gt;</text:p>
      <text:p text:style-name="P32">#include &lt;cstddef&gt;</text:p>
      <text:p text:style-name="P32"/>
      <text:p text:style-name="P32">namespace rebdev</text:p>
      <text:p text:style-name="P32">{</text:p>
      <text:p text:style-name="P32"><text:s text:c="2"/>size_t fillTheMatrix(long long int * array, size_t rows, size_t colums, std::ifstream &amp; inputFile);</text:p>
      <text:p text:style-name="P32"><text:s text:c="2"/>size_t findNumberOfLocalMax(long long int * arr, size_t rows, size_t colums);</text:p>
      <text:p text:style-name="P32">}</text:p>
      <text:p text:style-name="P32">#endif</text:p>
      <text:p text:style-name="P28"/>
      <text:p text:style-name="P26"><text:span text:style-name="T36">./&lt;ROOT&gt;/</text:span><text:span text:style-name="T37">matrix.cpp</text:span></text:p>
      <text:p text:style-name="P31">#include &lt;limits&gt;</text:p>
      <text:p text:style-name="P32">#include &lt;fstream&gt;</text:p>
      <text:p text:style-name="P32">#include "matrix.hpp"</text:p>
      <text:p text:style-name="P32">#include "readFromFile.hpp"</text:p>
      <text:p text:style-name="P32"/>
      <text:p text:style-name="P32">size_t rebdev::fillTheMatrix(long long int * array, size_t rows, size_t colums, std::ifstream &amp; inputFile)</text:p>
      <text:p text:style-name="P32">{</text:p>
      <text:p text:style-name="P32"><text:s text:c="2"/>for (size_t i = 0; i &lt; (colums * rows); ++i)</text:p>
      <text:p text:style-name="P32"><text:s text:c="2"/>{</text:p>
      <text:p text:style-name="P32"><text:soft-page-break/><text:s text:c="4"/>if (!(inputFile &gt;&gt; array[i]))</text:p>
      <text:p text:style-name="P32"><text:s text:c="4"/>{</text:p>
      <text:p text:style-name="P32"><text:s text:c="6"/>return i;</text:p>
      <text:p text:style-name="P32"><text:s text:c="4"/>}</text:p>
      <text:p text:style-name="P32"><text:s text:c="2"/>}</text:p>
      <text:p text:style-name="P32"><text:s text:c="2"/>return (colums * rows);</text:p>
      <text:p text:style-name="P32">}</text:p>
      <text:p text:style-name="P32"/>
      <text:p text:style-name="P32">size_t rebdev::findNumberOfLocalMax(long long int * arr, size_t rows, size_t colums)</text:p>
      <text:p text:style-name="P32">{</text:p>
      <text:p text:style-name="P32"><text:s text:c="2"/>size_t numberOfLocalMax = 0;</text:p>
      <text:p text:style-name="P32"><text:s text:c="2"/>bool isLocalMax = 1;</text:p>
      <text:p text:style-name="P32"><text:s text:c="2"/>for (size_t i = 0; i &lt; (colums * (rows-1)); ++i)</text:p>
      <text:p text:style-name="P32"><text:s text:c="2"/>{</text:p>
      <text:p text:style-name="P32"><text:s text:c="4"/>if (((i % colums) != 0) &amp;&amp; ((i % colums) != (colums - 1)) &amp;&amp; (i &gt; (colums-1)))</text:p>
      <text:p text:style-name="P32"><text:s text:c="4"/>{</text:p>
      <text:p text:style-name="P32"><text:s text:c="6"/>isLocalMax = 1;</text:p>
      <text:p text:style-name="P32"><text:s text:c="6"/>for (int rowIndex = -1; rowIndex &lt;= 1; ++rowIndex)</text:p>
      <text:p text:style-name="P32"><text:s text:c="6"/>{</text:p>
      <text:p text:style-name="P32"><text:s text:c="8"/>for (int columIndex = -1; columIndex &lt;= 1; ++columIndex)</text:p>
      <text:p text:style-name="P32"><text:s text:c="8"/>{</text:p>
      <text:p text:style-name="P32"><text:s text:c="10"/>if ((rowIndex != 0) &amp;&amp; (columIndex != 0))</text:p>
      <text:p text:style-name="P32"><text:s text:c="10"/>{</text:p>
      <text:p text:style-name="P32"><text:s text:c="12"/>if (arr[i] &lt;= arr[i + colums * rowIndex + columIndex])</text:p>
      <text:p text:style-name="P32"><text:s text:c="12"/>{</text:p>
      <text:p text:style-name="P32"><text:s text:c="14"/>isLocalMax = 0;</text:p>
      <text:p text:style-name="P32"><text:s text:c="14"/>columIndex = 2;</text:p>
      <text:p text:style-name="P32"><text:s text:c="14"/>rowIndex = 2;</text:p>
      <text:p text:style-name="P32"><text:s text:c="14"/>break;</text:p>
      <text:p text:style-name="P32"><text:s text:c="12"/>}</text:p>
      <text:p text:style-name="P32"><text:s text:c="10"/>}</text:p>
      <text:p text:style-name="P32"><text:s text:c="8"/>}</text:p>
      <text:p text:style-name="P32"><text:s text:c="6"/>}</text:p>
      <text:p text:style-name="P32"><text:s text:c="6"/>numberOfLocalMax += isLocalMax;</text:p>
      <text:p text:style-name="P32"><text:s text:c="4"/>}</text:p>
      <text:p text:style-name="P32"><text:s text:c="2"/>}</text:p>
      <text:p text:style-name="P32"/>
      <text:p text:style-name="P32"><text:s text:c="2"/>return numberOfLocalMax;</text:p>
      <text:p text:style-name="P33">}</text:p>
      <text:p text:style-name="P50">./&lt;ROOT&gt;/readFromFile.hpp</text:p>
      <text:p text:style-name="P34">#ifndef READFROMFILE_HPP</text:p>
      <text:p text:style-name="P33">#define READFROMFILE_HPP</text:p>
      <text:p text:style-name="P33">#include &lt;fstream&gt;</text:p>
      <text:p text:style-name="P33">namespace rebdev</text:p>
      <text:p text:style-name="P33">{</text:p>
      <text:p text:style-name="P33"><text:s text:c="2"/>long long int readFromFileLLI(std::ifstream &amp; inputFile);</text:p>
      <text:p text:style-name="P33">}</text:p>
      <text:p text:style-name="P33">#endif</text:p>
      <text:p text:style-name="P30"/>
      <text:p text:style-name="P27"><text:span text:style-name="T36">./&lt;ROOT&gt;/readFromFile.</text:span><text:span text:style-name="T37">cpp</text:span></text:p>
      <text:p text:style-name="P34">#include "readFromFile.hpp"</text:p>
      <text:p text:style-name="P33">#include &lt;stdexcept&gt;</text:p>
      <text:p text:style-name="P33"><text:soft-page-break/>#include &lt;fstream&gt;</text:p>
      <text:p text:style-name="P33"/>
      <text:p text:style-name="P33">long long int rebdev::readFromFileLLI(std::ifstream &amp; inputFile)</text:p>
      <text:p text:style-name="P33">{</text:p>
      <text:p text:style-name="P33"><text:s text:c="2"/>long long int num = 0;</text:p>
      <text:p text:style-name="P33"><text:s text:c="2"/>inputFile &gt;&gt; num;</text:p>
      <text:p text:style-name="P33"/>
      <text:p text:style-name="P33"><text:s text:c="2"/>if (!inputFile)</text:p>
      <text:p text:style-name="P33"><text:s text:c="2"/>{</text:p>
      <text:p text:style-name="P33"><text:s text:c="4"/>throw std::logic_error("Reading error: can't read from file");</text:p>
      <text:p text:style-name="P33"><text:s text:c="2"/>}</text:p>
      <text:p text:style-name="P33"><text:s text:c="2"/>else if (inputFile.eof())</text:p>
      <text:p text:style-name="P33"><text:s text:c="2"/>{</text:p>
      <text:p text:style-name="P33"><text:s text:c="4"/>throw std::logic_error("Reading error: file is end");</text:p>
      <text:p text:style-name="P33"><text:s text:c="2"/>}</text:p>
      <text:p text:style-name="P33"/>
      <text:p text:style-name="P33"><text:s text:c="2"/>return num;</text:p>
      <text:p text:style-name="P3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weight="normal" style:font-weight-asian="normal" style:font-weight-complex="normal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Массивы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23</meta:editing-cycles>
    <meta:creation-date>2022-04-04T20:17:00</meta:creation-date>
    <dc:date>2023-12-18T00:25:45.905532297</dc:date>
    <meta:editing-duration>PT1H51M44S</meta:editing-duration>
    <meta:generator>LibreOffice/7.3.7.2$Linux_X86_64 LibreOffice_project/30$Build-2</meta:generator>
    <meta:document-statistic meta:table-count="1" meta:image-count="0" meta:object-count="0" meta:page-count="6" meta:paragraph-count="257" meta:word-count="1023" meta:character-count="6850" meta:non-whitespace-character-count="5481"/>
    <meta:user-defined meta:name="AppVersion">16.0000</meta:user-defined>
    <meta:template xlink:type="simple" xlink:actuate="onRequest" xlink:title="Normal.dotm" xlink:href=""/>
  </office:meta>
</office:document-meta>
</file>